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41cm" table:align="left"/>
    </style:style>
    <style:style style:name="Таблица1.A" style:family="table-column">
      <style:table-column-properties style:column-width="1cm"/>
    </style:style>
    <style:style style:name="Таблица1.B" style:family="table-column">
      <style:table-column-properties style:column-width="5.8cm"/>
    </style:style>
    <style:style style:name="Таблица1.C" style:family="table-column">
      <style:table-column-properties style:column-width="2.196cm"/>
    </style:style>
    <style:style style:name="Таблица1.D" style:family="table-column">
      <style:table-column-properties style:column-width="3.81cm"/>
    </style:style>
    <style:style style:name="Таблица1.E" style:family="table-column">
      <style:table-column-properties style:column-width="4.604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E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10pt" fo:font-weight="bold" officeooo:paragraph-rsid="0038c02f" style:font-size-asian="10pt" style:font-weight-asian="bold" style:font-name-complex="Arial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officeooo:rsid="00204cb8" officeooo:paragraph-rsid="0038c02f" style:font-size-asian="10pt" style:font-weight-asian="bold" style:font-name-complex="Arial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10pt" fo:language="en" fo:country="US" officeooo:paragraph-rsid="0038c02f" style:font-size-asian="10pt" style:font-name-complex="Arial" style:font-size-complex="10pt"/>
    </style:style>
    <style:style style:name="P8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9" style:family="paragraph" style:parent-style-name="Обычный">
      <style:text-properties officeooo:paragraph-rsid="0025d6a6"/>
    </style:style>
    <style:style style:name="P10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5dbfe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5dbfe"/>
    </style:style>
    <style:style style:name="P14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5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officeooo:paragraph-rsid="003b03ee"/>
    </style:style>
    <style:style style:name="P16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style:font-name="Arial" fo:font-size="10pt" officeooo:paragraph-rsid="001daa0e" style:font-size-asian="10pt" style:font-name-complex="Arial"/>
    </style:style>
    <style:style style:name="P17" style:family="paragraph" style:parent-style-name="Обычный">
      <loext:graphic-properties draw:fill-gradient-name="gradient" draw:fill-hatch-name="hatch"/>
      <style:paragraph-properties fo:margin-top="0.21cm" fo:margin-bottom="0.3cm" loext:contextual-spacing="false" fo:text-align="center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5dbf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Обычный">
      <loext:graphic-properties draw:fill-gradient-name="gradient" draw:fill-hatch-name="hatch"/>
      <style:paragraph-properties fo:margin-top="0cm" fo:margin-bottom="0.3cm" loext:contextual-spacing="false"/>
    </style:style>
    <style:style style:name="P20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1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5dbfe"/>
    </style:style>
    <style:style style:name="P22" style:family="paragraph" style:parent-style-name="Обычный">
      <loext:graphic-properties draw:fill-hatch-name="hatch"/>
      <style:paragraph-properties fo:margin-left="0cm" fo:margin-right="0cm" fo:margin-top="0cm" fo:margin-bottom="0.199cm" loext:contextual-spacing="false" fo:text-indent="0cm" style:auto-text-indent="false">
        <style:tab-stops/>
      </style:paragraph-properties>
      <style:text-properties officeooo:paragraph-rsid="0035dbfe"/>
    </style:style>
    <style:style style:name="P23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35dbfe"/>
    </style:style>
    <style:style style:name="P26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P27" style:family="paragraph" style:parent-style-name="Обычный">
      <loext:graphic-properties draw:fill-gradient-name="gradient" draw:fill-hatch-name="hatch"/>
      <style:paragraph-properties fo:margin-top="0cm" fo:margin-bottom="0cm" loext:contextual-spacing="false"/>
      <style:text-properties officeooo:paragraph-rsid="003b03ee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d372e" style:font-size-asian="10pt" style:font-size-complex="10pt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11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12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13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4" style:family="text">
      <style:text-properties style:font-name="Arial" fo:font-size="10pt" fo:language="en" fo:country="US" fo:font-style="normal" fo:font-weight="normal" officeooo:rsid="0039754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style:font-name="Arial" fo:font-size="10pt" fo:language="en" fo:country="US" fo:font-style="normal" style:text-underline-style="solid" style:text-underline-width="auto" style:text-underline-color="font-color" fo:font-weight="normal" officeooo:rsid="0037e02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" style:family="text">
      <style:text-properties style:font-name="Arial" fo:font-size="10pt" fo:language="en" fo:country="US" fo:font-style="normal" style:text-underline-style="none" fo:font-weight="normal" officeooo:rsid="00393fd9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" style:family="text">
      <style:text-properties style:font-name="Arial" fo:font-size="10pt" fo:language="en" fo:country="US" fo:font-style="normal" style:text-underline-style="none" fo:font-weight="bold" officeooo:rsid="00393fd9" style:font-size-asian="10pt" style:font-style-asian="normal" style:font-weight-asian="bold" style:font-name-complex="Arial" style:font-size-complex="10pt" style:font-style-complex="normal" style:font-weight-complex="normal"/>
    </style:style>
    <style:style style:name="T18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9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22" style:family="text">
      <style:text-properties style:font-name="Arial" fo:font-size="10pt" style:text-underline-style="none" style:font-size-asian="10pt" style:font-name-complex="Arial" style:font-size-complex="10pt"/>
    </style:style>
    <style:style style:name="T23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24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25" style:family="text">
      <style:text-properties style:font-name="Arial" fo:font-size="8pt" fo:font-style="italic" style:font-size-asian="8pt" style:font-style-asian="italic" style:font-name-complex="Arial"/>
    </style:style>
    <style:style style:name="T26" style:family="text">
      <style:text-properties style:font-name="Arial" fo:font-size="8pt" style:font-size-asian="8pt" style:font-size-complex="8pt"/>
    </style:style>
    <style:style style:name="T27" style:family="text">
      <style:text-properties style:font-name="Arial" fo:font-size="8pt" officeooo:rsid="0039a349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True" text:name="py3o.document.total.vTrue"/>
        <text:user-field-decl office:value-type="string" office:string-value="document.total.vFalse" text:name="py3o.document.total.vFalse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  <text:user-field-decl office:value-type="string" office:string-value="mark_type_name" text:name="py3o.mark_type_name"/>
        <text:user-field-decl office:value-type="string" office:string-value="m.ball_print" text:name="py3o.m.ball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</text:user-field-decls>
      <text:p text:style-name="P26">ВОРОНЕЖСКИЙ ГОСУДАРСТВЕННЫЙ УНИВЕРСИТЕТ</text:p>
      <text:p text:style-name="P17"><text:span text:style-name="P5"><text:span text:style-name="T4">Аттестационная ведомость № _______</text:span></text:span><text:span text:style-name="P5"><text:span text:style-name="T1">__</text:span></text:span><text:span text:style-name="P5"><text:span text:style-name="T4"> <text:s/>Дата аттестации: _</text:span></text:span><text:span text:style-name="P5"><text:span text:style-name="T1">__.___._____</text:span></text:span></text:p>
      <text:p text:style-name="Обычный"><text:span text:style-name="P5"><text:span text:style-name="T4">Учебный год: </text:span></text:span><text:span text:style-name="P5"><text:span text:style-name="T2"><text:user-field-get text:name="py3o.cu.stud_group.year_print">cu.stud_group.year_print</text:user-field-get></text:span></text:span><text:span text:style-name="P5"><text:span text:style-name="T1"><text:s/></text:span></text:span><text:span text:style-name="P5"><text:span text:style-name="T4">Аттестация: </text:span></text:span><text:span text:style-name="P5"><text:span text:style-name="T2"><text:user-field-get text:name="py3o.cu.stud_group.session_type">cu.stud_group.session_type</text:user-field-get></text:span></text:span></text:p>
      <text:p text:style-name="Обычный"><text:span text:style-name="P5"><text:span text:style-name="T4">ВГУ/филиал: </text:span></text:span><text:span text:style-name="P5"><text:span text:style-name="T1"><text:s/>Воронежский государственный университет</text:span></text:span></text:p>
      <text:p text:style-name="P2">Факультет компьютерных наук <text:s/></text:p>
      <text:p text:style-name="P8"><text:span text:style-name="P5"><text:span text:style-name="T4">Форма обучения: </text:span></text:span><text:span text:style-name="P5"><text:span text:style-name="T2"><text:user-field-get text:name="py3o.cu.stud_group.specialty.education_form_name">cu.stud_group.specialty.education_form_name</text:user-field-get></text:span></text:span><text:span text:style-name="P5"><text:span text:style-name="T4"><text:s text:c="2"/>Уровень образования:</text:span></text:span><text:span text:style-name="P5"><text:span text:style-name="T2"> </text:span></text:span><text:span text:style-name="P5"><text:span text:style-name="T2"><text:user-field-get text:name="py3o.cu.stud_group.specialty.education_level_name">cu.stud_group.specialty.education_level_name</text:user-field-get></text:span></text:span><text:span text:style-name="P5"><text:span text:style-name="T2"><text:s/></text:span></text:span><text:span text:style-name="P5"><text:span text:style-name="T1">(</text:span></text:span><text:span text:style-name="P5"><text:span text:style-name="T1"><text:user-field-get text:name="py3o.cu.stud_group.specialty.education_standart_name">cu.stud_group.specialty.education_standart_name</text:user-field-get></text:span></text:span><text:span text:style-name="P5"><text:span text:style-name="T1">)<text:tab/></text:span></text:span></text:p>
      <text:p text:style-name="Обычный"><text:span text:style-name="P5"><text:span text:style-name="T4">Направление</text:span></text:span><text:span text:style-name="P5"><text:span text:style-name="T8"> / </text:span></text:span><text:span text:style-name="P5"><text:span text:style-name="T4">специальность</text:span></text:span><text:span text:style-name="P5"><text:span text:style-name="T8">: </text:span></text:span><text:span text:style-name="P5"><text:span text:style-name="T10"><text:user-field-get text:name="py3o.cu.stud_group.specialty.name">cu.stud_group.specialty.name</text:user-field-get></text:span></text:span><text:span text:style-name="P5"><text:span text:style-name="T9"><text:s/>(</text:span></text:span><text:span text:style-name="P5"><text:span text:style-name="T9"><text:user-field-get text:name="py3o.cu.stud_group.course">cu.stud_group.course</text:user-field-get></text:span></text:span><text:span text:style-name="P5"><text:span text:style-name="T9">к) (</text:span></text:span><text:span text:style-name="P5"><text:span text:style-name="T9"><text:user-field-get text:name="py3o.cu.stud_group.specialty.code">cu.stud_group.specialty.code</text:user-field-get></text:span></text:span><text:span text:style-name="P5"><text:span text:style-name="T9">)</text:span></text:span></text:p>
      <text:p text:style-name="Обычный"><text:span text:style-name="P5"><text:span text:style-name="T4">Специализация</text:span></text:span><text:span text:style-name="P5"><text:span text:style-name="T8"> </text:span></text:span><text:span text:style-name="P5"><text:span text:style-name="T12">/ </text:span></text:span><text:span text:style-name="P5"><text:span text:style-name="T18">профиль</text:span></text:span><text:span text:style-name="P5"><text:span text:style-name="T8">: </text:span></text:span><text:span text:style-name="P5"><text:span text:style-name="T10"><text:user-field-get text:name="py3o.cu.stud_group.specialty.specialization">cu.stud_group.specialty.specialization</text:user-field-get></text:span></text:span></text:p>
      <text:p text:style-name="P9"><text:span text:style-name="P5"><text:span text:style-name="T4">Курс</text:span></text:span><text:span text:style-name="P5"><text:span text:style-name="T8">: </text:span></text:span><text:span text:style-name="P5"><text:span text:style-name="T9"><text:user-field-get text:name="py3o.cu.stud_group.course">cu.stud_group.course</text:user-field-get></text:span></text:span><text:span text:style-name="P5"><text:span text:style-name="T8"><text:s/></text:span></text:span><text:span text:style-name="P5"><text:span text:style-name="T4">Группа</text:span></text:span><text:span text:style-name="P5"><text:span text:style-name="T8">: </text:span></text:span><text:span text:style-name="P5"><text:span text:style-name="T10"><text:user-field-get text:name="py3o.cu.stud_group.num">cu.stud_group.num</text:user-field-get></text:span></text:span></text:p>
      <text:p text:style-name="Обычный"><text:span text:style-name="P5"><text:span text:style-name="T4">Вид</text:span></text:span><text:span text:style-name="P5"><text:span text:style-name="T8"> </text:span></text:span><text:span text:style-name="P5"><text:span text:style-name="T4">испытания</text:span></text:span><text:span text:style-name="P5"><text:span text:style-name="T8">: </text:span></text:span><text:span text:style-name="P5"><text:span text:style-name="T10"><text:user-field-get text:name="py3o.mark_type_name">mark_type_name</text:user-field-get></text:span></text:span></text:p>
      <text:p text:style-name="P9"><text:span text:style-name="P5"><text:span text:style-name="T4">Дисциплина</text:span></text:span><text:span text:style-name="P5"><text:span text:style-name="T8">: </text:span></text:span><text:span text:style-name="P5"><text:span text:style-name="T11"><text:user-field-get text:name="py3o.cu.subject_name_print">cu.subject_name_print</text:user-field-get></text:span></text:span></text:p>
      <text:p text:style-name="P19"><text:span text:style-name="P5"><text:span text:style-name="T4">Экзаменатор</text:span></text:span><text:span text:style-name="P5"><text:span text:style-name="T8">: </text:span></text:span><text:span text:style-name="P5"><text:span text:style-name="T10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3">№</text:p>
            </table:table-cell>
            <table:table-cell table:style-name="Таблица1.A1" office:value-type="string">
              <text:p text:style-name="P3">Фамилия Имя Отчество</text:p>
            </table:table-cell>
            <table:table-cell table:style-name="Таблица1.A1" office:value-type="string">
              <text:p text:style-name="P3">Номер зачетной книжки</text:p>
            </table:table-cell>
            <table:table-cell table:style-name="Таблица1.A1" office:value-type="string">
              <text:p text:style-name="P5">Оценка</text:p>
            </table:table-cell>
            <table:table-cell table:style-name="Таблица1.E1" office:value-type="string">
              <text:p text:style-name="P5">Подпись экзаменатора</text:p>
            </table:table-cell>
          </table:table-row>
        </table:table-header-rows>
        <table:table-row>
          <table:table-cell table:style-name="Таблица1.A2" table:number-columns-spanned="5" office:value-type="string">
            <text:p text:style-name="P12"><text:a xlink:type="simple" xlink:href="py3o://for=%22m%20in%20att_marks%22" text:style-name="Internet_20_link" text:visited-style-name="Visited_20_Internet_20_Link"><text:span text:style-name="T7">for="m in att_mark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4"><text:user-field-get text:name="py3o.m.num">m.num</text:user-field-get></text:p>
          </table:table-cell>
          <table:table-cell table:style-name="Таблица1.B3" office:value-type="string">
            <text:p text:style-name="P23"><text:user-field-get text:name="py3o.m.student.full_name">m.student.full_name</text:user-field-get></text:p>
          </table:table-cell>
          <table:table-cell table:style-name="Таблица1.C3" office:value-type="string">
            <text:p text:style-name="P6"><text:user-field-get text:name="py3o.m.student.id">m.student.id</text:user-field-get></text:p>
          </table:table-cell>
          <table:table-cell table:style-name="Таблица1.D3" office:value-type="string">
            <text:p text:style-name="P7"><text:user-field-get text:name="py3o.m.ball_print">m.ball_print</text:user-field-get></text:p>
          </table:table-cell>
          <table:table-cell table:style-name="Таблица1.E3" office:value-type="string">
            <text:p text:style-name="P6"/>
          </table:table-cell>
        </table:table-row>
        <table:table-row>
          <table:table-cell table:style-name="Таблица1.A4" table:number-columns-spanned="5" office:value-type="string">
            <text:p text:style-name="P11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2"><text:a xlink:type="simple" xlink:href="py3o://if=%22not%20mark_type_is_test_simple%22" text:style-name="Internet_20_link" text:visited-style-name="Visited_20_Internet_20_Link"><text:span text:style-name="T7">if="not mark_type_is_test_simple"</text:span></text:a></text:p>
      <text:p text:style-name="P15"><text:span text:style-name="P5"><text:span text:style-name="T3">Итог: </text:span></text:span><text:span text:style-name="P5"><text:span text:style-name="T5">отлично </text:span></text:span><text:span text:style-name="P5"><text:span text:style-name="T19"><text:user-field-get text:name="py3o.document.total.v5">document.total.v5</text:user-field-get></text:span></text:span><text:span text:style-name="P5"><text:span text:style-name="T22"><text:s/></text:span></text:span><text:span text:style-name="P5"><text:span text:style-name="T5">хорошо </text:span></text:span><text:span text:style-name="P5"><text:span text:style-name="T19"><text:user-field-get text:name="py3o.document.total.v4">document.total.v4</text:user-field-get></text:span></text:span><text:span text:style-name="P5"><text:span text:style-name="T5"><text:s/>удовлетворительно </text:span></text:span><text:span text:style-name="P5"><text:span text:style-name="T19"><text:user-field-get text:name="py3o.document.total.v3">document.total.v3</text:user-field-get></text:span></text:span><text:span text:style-name="P5"><text:span text:style-name="T5"><text:s/>неудовлетворительно </text:span></text:span><text:span text:style-name="P5"><text:span text:style-name="T19"><text:user-field-get text:name="py3o.document.total.v2">document.total.v2</text:user-field-get></text:span></text:span><text:span text:style-name="P5"><text:span text:style-name="T22"><text:s/></text:span></text:span><text:span text:style-name="P5"><text:span text:style-name="T22">не явилось </text:span></text:span><text:span text:style-name="P5"><text:span text:style-name="T19"><text:user-field-get text:name="py3o.document.total.v0">document.total.v0</text:user-field-get></text:span></text:span></text:p>
      <text:p text:style-name="P12"><text:a xlink:type="simple" xlink:href="py3o:///if" text:style-name="Internet_20_link" text:visited-style-name="Visited_20_Internet_20_Link"><text:span text:style-name="T7">/if</text:span></text:a></text:p>
      <text:p text:style-name="P12"><text:a xlink:type="simple" xlink:href="py3o://if=%22mark_type_is_test_simple%22" text:style-name="Internet_20_link" text:visited-style-name="Visited_20_Internet_20_Link"><text:span text:style-name="T7">if="mark_type_is_test_simple"</text:span></text:a></text:p>
      <text:p text:style-name="P15"><text:span text:style-name="P5"><text:span text:style-name="T17">Итог: </text:span></text:span><text:span text:style-name="T5">зачтено </text:span><text:span text:style-name="T19"><text:user-field-get text:name="py3o.document.total.vTrue">document.total.vTrue</text:user-field-get></text:span><text:span text:style-name="T5"><text:s/>не зачтено </text:span><text:span text:style-name="T19"><text:user-field-get text:name="py3o.document.total.vFalse">document.total.vFalse</text:user-field-get></text:span><text:span text:style-name="P5"><text:span text:style-name="T22"><text:s/></text:span></text:span><text:span text:style-name="P5"><text:span text:style-name="T22">не явилось </text:span></text:span><text:span text:style-name="P5"><text:span text:style-name="T19"><text:user-field-get text:name="py3o.document.total.v0">document.total.v0</text:user-field-get></text:span></text:span></text:p>
      <text:p text:style-name="P12"><text:a xlink:type="simple" xlink:href="py3o:///if" text:style-name="Internet_20_link" text:visited-style-name="Visited_20_Internet_20_Link"><text:span text:style-name="T7">/if</text:span></text:a></text:p>
      <text:p text:style-name="P16">Декан факультета _______________ / Крыловецкий А.А.</text:p>
      <text:p text:style-name="P20"><text:span text:style-name="P5"><text:span text:style-name="T13"><text:s text:c="10"/></text:span></text:span><text:span text:style-name="P5"><text:span text:style-name="T23"><text:s text:c="9"/>(</text:span></text:span><text:span text:style-name="P5"><text:span text:style-name="T25">подпись</text:span></text:span><text:span text:style-name="P5"><text:span text:style-name="T23">)</text:span></text:span></text:p>
      <text:p text:style-name="P21"><text:a xlink:type="simple" xlink:href="py3o://if=%22students_exclude2%22" text:style-name="Internet_20_link" text:visited-style-name="Visited_20_Internet_20_Link"><text:span text:style-name="T24">if="students_exclude2"</text:span></text:a></text:p>
      <text:p text:style-name="P22"><text:span text:style-name="P5"><text:span text:style-name="T21">Перезачтено: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3"><text:a xlink:type="simple" xlink:href="py3o://for=%22s%20in%20students_exclude2%22" text:style-name="Internet_20_link" text:visited-style-name="Visited_20_Internet_20_Link"><text:span text:style-name="T27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18"><text:user-field-get text:name="py3o.s.full_name">s.full_name</text:user-field-get></text:p>
          </table:table-cell>
          <table:table-cell table:style-name="Таблица2.B2" office:value-type="string">
            <text:p text:style-name="P18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10"><text:a xlink:type="simple" xlink:href="py3o:///for" text:style-name="Internet_20_link" text:visited-style-name="Visited_20_Internet_20_Link"><text:span text:style-name="T26">/for</text:span></text:a></text:p>
          </table:table-cell>
          <table:covered-table-cell/>
        </table:table-row>
      </table:table>
      <text:p text:style-name="P21"><text:a xlink:type="simple" xlink:href="py3o:///if" text:style-name="Internet_20_link" text:visited-style-name="Visited_20_Internet_20_Link"><text:span text:style-name="T24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title>ВОРОНЕЖСКИЙ ГОСУНИВЕРСИТЕТ</dc:title>
    <dc:description/>
    <dc:subject/>
    <meta:editing-cycles>1</meta:editing-cycles>
    <meta:editing-duration>P0D</meta:editing-duration>
    <meta:creation-date>2024-10-11T18:49:35.581000000</meta:creation-date>
    <meta:document-statistic meta:table-count="2" meta:image-count="0" meta:object-count="0" meta:page-count="1" meta:paragraph-count="39" meta:word-count="112" meta:character-count="1408" meta:non-whitespace-character-count="1308"/>
  </office:meta>
</office:document-meta>
</file>